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7.5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 d’équipement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ype de signal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Lien vers Datasheet</text:p>
          </table:table-cell>
          <table:table-cell/>
        </table:table-row>
        <table:table-row table:style-name="ro2">
          <table:table-cell office:value-type="string" calcext:value-type="string">
            <text:p>THS-00</text:p>
          </table:table-cell>
          <table:table-cell office:value-type="string" calcext:value-type="string">
            <text:p>Capteur transmetteur d’humidité au sol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e niveau d’humidité du substrat au niveau du mur végétalisé (ba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S-01</text:p>
          </table:table-cell>
          <table:table-cell office:value-type="string" calcext:value-type="string">
            <text:p>Capteur transmetteur d’humidité au sol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e niveau d’humidité du substrat au niveau du mur végétalisé (mil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S-02</text:p>
          </table:table-cell>
          <table:table-cell office:value-type="string" calcext:value-type="string">
            <text:p>Capteur transmetteur d’humidité au sol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e niveau d’humidité du substrat au niveau du mur végétalisé (hau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T-00</text:p>
          </table:table-cell>
          <table:table-cell office:value-type="string" calcext:value-type="string">
            <text:p>Capteur transmetteur de température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a température ambiante au niveau du mur végétalis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-00</text:p>
          </table:table-cell>
          <table:table-cell office:value-type="string" calcext:value-type="string">
            <text:p>Capteur transmetteur de pluviométrie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a pluviométrie au niveau du mur végétalis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-00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Déclenche un signal lorsque la cuve est vid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-01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Déclenche un signal lorsque la cuve est plei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T-00</text:p>
          </table:table-cell>
          <table:table-cell office:value-type="string" calcext:value-type="string">
            <text:p>Capteur transmetteur de niveau d’eau</text:p>
          </table:table-cell>
          <table:table-cell office:value-type="string" calcext:value-type="string">
            <text:p>AJ-SR04M</text:p>
          </table:table-cell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Mesure le niveau d’eau de la cuve par ultrason et envoie l’information sur le serveur.</text:p>
          </table:table-cell>
          <table:table-cell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/>
        </table:table-row>
        <table:table-row table:style-name="ro2">
          <table:table-cell office:value-type="string" calcext:value-type="string">
            <text:p>EV-00</text:p>
          </table:table-cell>
          <table:table-cell office:value-type="string" calcext:value-type="string">
            <text:p>Electrovan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ne électroniquement la vanne de l’eau de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-01</text:p>
          </table:table-cell>
          <table:table-cell office:value-type="string" calcext:value-type="string">
            <text:p>Electrovan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ne électroniquement la vanne de l’eau de plui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-02</text:p>
          </table:table-cell>
          <table:table-cell office:value-type="string" calcext:value-type="string">
            <text:p>Electrovan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ne électroniquement la vanne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M-00</text:p>
          </table:table-cell>
          <table:table-cell office:value-type="string" calcext:value-type="string">
            <text:p>Vanne à boule manuell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Actionne manuellement la vanne de l’eau de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M-01</text:p>
          </table:table-cell>
          <table:table-cell office:value-type="string" calcext:value-type="string">
            <text:p>Vanne à boule manuell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Actionne manuellement la vanne de la pompe (entré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M-02</text:p>
          </table:table-cell>
          <table:table-cell office:value-type="string" calcext:value-type="string">
            <text:p>Vanne à boule manuell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Actionne manuellement la vanne de la pompe (sorti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-00</text:p>
          </table:table-cell>
          <table:table-cell office:value-type="string" calcext:value-type="string">
            <text:p>Indicateur de pression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Indique le niveau de pression à l’entrée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-01</text:p>
          </table:table-cell>
          <table:table-cell office:value-type="string" calcext:value-type="string">
            <text:p>Indicateur de pression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Indique le niveau de pression à la sortie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-00</text:p>
          </table:table-cell>
          <table:table-cell office:value-type="string" calcext:value-type="string">
            <text:p>Pompe centrifug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ompe l’eau de la cuve pour arroser le mur végétalis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-00</text:p>
          </table:table-cell>
          <table:table-cell office:value-type="string" calcext:value-type="string">
            <text:p>Cuv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Récupère l’eau de pluie ou l’eau de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-00</text:p>
          </table:table-cell>
          <table:table-cell office:value-type="string" calcext:value-type="string">
            <text:p>Clapet anti-retour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Coupe l’eau au niveau du tuyau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-00</text:p>
          </table:table-cell>
          <table:table-cell office:value-type="string" calcext:value-type="string">
            <text:p>Crépine d’aspiration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spire l’eau dans le tuyau lorsque la pompe est activ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T-00</text:p>
          </table:table-cell>
          <table:table-cell office:value-type="string" calcext:value-type="string">
            <text:p>Capteur transmetteur de débit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Indique le débit à la sortie de la pompe.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E-00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ESP-WROOM 3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sur le mur végétalisé.</text:p>
          </table:table-cell>
          <table:table-cell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/>
        </table:table-row>
        <table:table-row table:style-name="ro2">
          <table:table-cell table:style-name="Default" office:value-type="string" calcext:value-type="string">
            <text:p>CE-01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T-BEA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au niveau de la cuve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6T15:44:56.516972507</dc:date>
    <dc:creator>Vincent </dc:creator>
    <meta:editing-duration>PT36M37S</meta:editing-duration>
    <meta:editing-cycles>3</meta:editing-cycles>
    <meta:document-statistic meta:table-count="1" meta:cell-count="106" meta:object-count="0"/>
  </office:meta>
</office:document-meta>
</file>